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22cm"/>
    </style:style>
    <style:style style:name="co2" style:family="table-column">
      <style:table-column-properties fo:break-before="auto" style:column-width="2.94cm"/>
    </style:style>
    <style:style style:name="co3" style:family="table-column">
      <style:table-column-properties fo:break-before="auto" style:column-width="5.745cm"/>
    </style:style>
    <style:style style:name="co4" style:family="table-column">
      <style:table-column-properties fo:break-before="auto" style:column-width="3.321cm"/>
    </style:style>
    <style:style style:name="co5" style:family="table-column">
      <style:table-column-properties fo:break-before="auto" style:column-width="10.728cm"/>
    </style:style>
    <style:style style:name="co6" style:family="table-column">
      <style:table-column-properties fo:break-before="auto" style:column-width="8.387cm"/>
    </style:style>
    <style:style style:name="co7"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2.157cm" fo:break-before="auto" style:use-optimal-row-height="true"/>
    </style:style>
    <style:style style:name="ro3" style:family="table-row">
      <style:table-row-properties style:row-height="2.106cm" fo:break-before="auto" style:use-optimal-row-height="true"/>
    </style:style>
    <style:style style:name="ro4" style:family="table-row">
      <style:table-row-properties style:row-height="3.133cm" fo:break-before="auto" style:use-optimal-row-height="true"/>
    </style:style>
    <style:style style:name="ro5" style:family="table-row">
      <style:table-row-properties style:row-height="1.762cm" fo:break-before="auto" style:use-optimal-row-height="true"/>
    </style:style>
    <style:style style:name="ro6" style:family="table-row">
      <style:table-row-properties style:row-height="1.42cm" fo:break-before="auto" style:use-optimal-row-height="true"/>
    </style:style>
    <style:style style:name="ro7" style:family="table-row">
      <style:table-row-properties style:row-height="1.157cm" fo:break-before="auto" style:use-optimal-row-height="true"/>
    </style:style>
    <style:style style:name="ro8" style:family="table-row">
      <style:table-row-properties style:row-height="2.263cm" fo:break-before="auto" style:use-optimal-row-height="true"/>
    </style:style>
    <style:style style:name="ro9" style:family="table-row">
      <style:table-row-properties style:row-height="2.21cm" fo:break-before="auto" style:use-optimal-row-height="true"/>
    </style:style>
    <style:style style:name="ro10" style:family="table-row">
      <style:table-row-properties style:row-height="7.581cm" fo:break-before="auto" style:use-optimal-row-height="true"/>
    </style:style>
    <style:style style:name="ro11" style:family="table-row">
      <style:table-row-properties style:row-height="4.501cm" fo:break-before="auto" style:use-optimal-row-height="true"/>
    </style:style>
    <style:style style:name="ro12" style:family="table-row">
      <style:table-row-properties style:row-height="8.661cm" fo:break-before="auto" style:use-optimal-row-height="true"/>
    </style:style>
    <style:style style:name="ro13" style:family="table-row">
      <style:table-row-properties style:row-height="5.528cm" fo:break-before="auto" style:use-optimal-row-height="true"/>
    </style:style>
    <style:style style:name="ro14" style:family="table-row">
      <style:table-row-properties style:row-height="15.822cm" fo:break-before="auto" style:use-optimal-row-height="true"/>
    </style:style>
    <style:style style:name="ro15" style:family="table-row">
      <style:table-row-properties style:row-height="5.87cm" fo:break-before="auto" style:use-optimal-row-height="true"/>
    </style:style>
    <style:style style:name="ro16" style:family="table-row">
      <style:table-row-properties style:row-height="5.844cm" fo:break-before="auto" style:use-optimal-row-height="false"/>
    </style:style>
    <style:style style:name="ro17" style:family="table-row">
      <style:table-row-properties style:row-height="9.977cm" fo:break-before="auto" style:use-optimal-row-height="true"/>
    </style:style>
    <style:style style:name="ro18" style:family="table-row">
      <style:table-row-properties style:row-height="6.555cm" fo:break-before="auto" style:use-optimal-row-height="true"/>
    </style:style>
    <style:style style:name="ro19" style:family="table-row">
      <style:table-row-properties style:row-height="4.10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3"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zxx"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40" style:family="table-cell" style:parent-style-name="Default">
      <style:table-cell-properties style:text-align-source="value-type" style:repeat-content="false" fo:wrap-option="wrap" fo:border="0.74pt solid #000000" style:vertical-align="middle"/>
      <style:paragraph-properties fo:margin-left="0cm"/>
      <style:text-properties fo:font-size="14pt" fo:font-weight="bold" style:font-size-asian="14pt" style:font-weight-asian="bold" style:font-size-complex="14pt" style:font-weight-complex="bold"/>
    </style:style>
    <style:style style:name="ce22"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fo:background-color="#b2b2b2" style:text-align-source="value-type" style:repeat-content="false" fo:wrap-option="wrap" fo:border="0.74pt solid #000000" style:vertical-align="middle"/>
      <style:paragraph-properties fo:margin-left="0cm"/>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cccccc" style:text-align-source="value-type" style:repeat-content="false" fo:wrap-option="wrap" fo:border="0.74pt solid #000000" style:vertical-align="middle"/>
      <style:paragraph-properties fo:margin-left="0cm"/>
      <style:text-properties fo:font-size="14pt" fo:font-weight="bold" style:font-size-asian="14pt" style:font-weight-asian="bold" style:font-size-complex="14pt" style:font-weight-complex="bold"/>
    </style:style>
    <style:style style:name="ce25"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wrap" fo:border="0.74pt solid #000000" style:vertical-align="middle"/>
      <style:paragraph-properties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value-type" style:repeat-content="false" fo:wrap-option="wrap" style:vertical-align="middle"/>
      <style:paragraph-properties fo:margin-left="0cm"/>
      <style:text-properties fo:font-size="14pt" fo:font-weight="bold" style:font-size-asian="14pt" style:font-weight-asian="bold" style:font-size-complex="14pt" style:font-weight-complex="bold"/>
    </style:style>
    <style:style style:name="ce1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4"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Bahnschrift" fo:font-size="12pt" fo:font-weight="bold" style:font-size-asian="12pt" style:font-weight-asian="bold" style:font-size-complex="12pt" style:font-weight-complex="bold"/>
    </style:style>
    <style:style style:name="ce45"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Bahnschrift"/>
    </style:style>
    <style:style style:name="ce48"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Bahnschrift" fo:font-size="8pt" style:font-size-asian="8pt" style:font-size-complex="8pt"/>
    </style:style>
    <style:style style:name="ce53"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style:font-name="Bahnschrift"/>
    </style:style>
    <style:style style:name="ce55" style:family="table-cell" style:parent-style-name="Default">
      <style:table-cell-properties fo:wrap-option="wrap" style:vertical-align="middle"/>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vertical-align="middle"/>
      <style:text-properties style:use-window-font-color="true" style:text-outline="false" style:text-line-through-style="none" style:text-line-through-type="none" style:font-name="Bahnschrift"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style:font-name="Bahnschrift"/>
    </style:style>
    <style:style style:name="ce59" style:family="table-cell" style:parent-style-name="Default">
      <style:table-cell-properties fo:background-color="#cccccc"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style>
    <style:style style:name="ce49" style:family="table-cell" style:parent-style-name="Default">
      <style:table-cell-properties fo:background-color="#ff0000"/>
    </style:style>
    <style:style style:name="ce50" style:family="table-cell" style:parent-style-name="Default">
      <style:table-cell-properties fo:background-color="#00a933"/>
    </style:style>
    <style:style style:name="ce51" style:family="table-cell" style:parent-style-name="Default">
      <style:table-cell-properties fo:background-color="#333333"/>
    </style:style>
    <style:style style:name="ce65" style:family="table-cell" style:parent-style-name="Default">
      <style:table-cell-properties fo:background-color="#ff0000"/>
      <style:text-properties fo:color="#000000"/>
    </style:style>
    <style:style style:name="ce66" style:family="table-cell" style:parent-style-name="Default">
      <style:table-cell-properties style:vertical-align="middle"/>
    </style:style>
    <style:style style:name="ce81" style:family="table-cell" style:parent-style-name="Default">
      <style:table-cell-properties fo:background-color="#00a933" style:text-align-source="fix" style:repeat-content="false" style:vertical-align="middle"/>
      <style:paragraph-properties fo:text-align="center" fo:margin-left="0cm"/>
    </style:style>
    <style:style style:name="T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fo:color="#c9211e" fo:font-weight="bold" style:font-weight-asian="bold" style:font-weight-complex="bold"/>
    </style:style>
    <style:style style:name="T4" style:family="text">
      <style:text-properties fo:color="#c9211e"/>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font-size="8pt" style:font-size-asian="8pt" style:font-size-complex="8pt"/>
    </style:style>
    <style:style style:name="T8" style:family="text">
      <style:text-properties fo:color="#000000" fo:font-weight="bold" style:font-weight-asian="bold" style:font-weight-complex="bold"/>
    </style:style>
    <style:style style:name="T9"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12"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3"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27"/>
        <table:table-column table:style-name="co4" table:default-cell-style-name="ce5"/>
        <table:table-column table:style-name="co5" table:default-cell-style-name="ce47"/>
        <table:table-column table:style-name="co6" table:default-cell-style-name="ce47"/>
        <table:table-column table:style-name="co7" table:number-columns-repeated="16378" table:default-cell-style-name="Default"/>
        <table:table-row table:style-name="ro1">
          <table:table-cell table:style-name="ce1" office:value-type="string" calcext:value-type="string">
            <text:p>Data</text:p>
          </table:table-cell>
          <table:table-cell table:style-name="ce1" office:value-type="string" calcext:value-type="string">
            <text:p>Name</text:p>
          </table:table-cell>
          <table:table-cell table:style-name="ce40" office:value-type="string" calcext:value-type="string">
            <text:p>email</text:p>
          </table:table-cell>
          <table:table-cell table:style-name="ce1" office:value-type="string" calcext:value-type="string">
            <text:p>Phone</text:p>
          </table:table-cell>
          <table:table-cell table:style-name="ce44" office:value-type="string" calcext:value-type="string">
            <text:p>Surch</text:p>
          </table:table-cell>
          <table:table-cell table:style-name="ce44" office:value-type="string" calcext:value-type="string">
            <text:p>Offer</text:p>
          </table:table-cell>
          <table:table-cell table:number-columns-repeated="16378"/>
        </table:table-row>
        <table:table-row table:style-name="ro2">
          <table:table-cell table:style-name="ce2" office:value-type="date" office:date-value="2022-11-16" calcext:value-type="date">
            <text:p>16/11/22</text:p>
          </table:table-cell>
          <table:table-cell table:style-name="ce1" office:value-type="string" calcext:value-type="string">
            <text:p>Amanda Meszar</text:p>
          </table:table-cell>
          <table:table-cell table:style-name="ce40"/>
          <table:table-cell table:style-name="ce1"/>
          <table:table-cell table:style-name="ce45"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5"> $</text:span>40/hour for deep cleaning. </text:p>
            <text:p>   Displacement: there is a charge of 20 dollars from 10 minutes of travel.</text:p>
            <text:p>It does not include cleaning products or vacuum cleaner. </text:p>
          </table:table-cell>
          <table:table-cell table:number-columns-repeated="16378"/>
        </table:table-row>
        <table:table-row table:style-name="ro3">
          <table:table-cell table:style-name="ce2" office:value-type="date" office:date-value="2022-12-13" calcext:value-type="date">
            <text:p>13/12/22</text:p>
          </table:table-cell>
          <table:table-cell table:style-name="ce1" office:value-type="string" calcext:value-type="string">
            <text:p>Marsha Bailey</text:p>
          </table:table-cell>
          <table:table-cell table:style-name="ce40"/>
          <table:table-cell table:style-name="ce1"/>
          <table:table-cell table:style-name="ce45"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45"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cell table:style-name="ce61"/>
          <table:table-cell table:number-columns-repeated="16377"/>
        </table:table-row>
        <table:table-row table:style-name="ro1">
          <table:table-cell table:style-name="ce2" office:value-type="date" office:date-value="2022-12-20" calcext:value-type="date">
            <text:p>20/12/22</text:p>
          </table:table-cell>
          <table:table-cell table:style-name="ce1" office:value-type="string" calcext:value-type="string">
            <text:p>Sara Kellar</text:p>
          </table:table-cell>
          <table:table-cell table:style-name="ce40"/>
          <table:table-cell table:style-name="ce1"/>
          <table:table-cell table:style-name="ce45" office:value-type="string" calcext:value-type="string">
            <text:p>What do you charge </text:p>
          </table:table-cell>
          <table:table-cell table:style-name="ce45" office:value-type="string" calcext:value-type="string">
            <text:p>30 dollars per hour </text:p>
          </table:table-cell>
          <table:table-cell table:style-name="ce61"/>
          <table:table-cell table:number-columns-repeated="16377"/>
        </table:table-row>
        <table:table-row table:style-name="ro4">
          <table:table-cell table:style-name="ce2" office:value-type="date" office:date-value="2022-12-21" calcext:value-type="date">
            <text:p>21/12/22</text:p>
          </table:table-cell>
          <table:table-cell table:style-name="ce1" office:value-type="string" calcext:value-type="string">
            <text:p>Maureen Kerr</text:p>
          </table:table-cell>
          <table:table-cell table:style-name="ce40"/>
          <table:table-cell table:style-name="ce13" office:value-type="string" calcext:value-type="string">
            <text:p>330 5026911 </text:p>
          </table:table-cell>
          <table:table-cell table:style-name="ce45"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45"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cell table:style-name="ce49"/>
          <table:table-cell table:number-columns-repeated="16377"/>
        </table:table-row>
        <table:table-row table:style-name="ro3">
          <table:table-cell table:style-name="ce2" office:value-type="date" office:date-value="2023-02-01" calcext:value-type="date">
            <text:p>01/02/23</text:p>
          </table:table-cell>
          <table:table-cell table:style-name="ce1" office:value-type="string" calcext:value-type="string">
            <text:p>Jay Dillar</text:p>
          </table:table-cell>
          <table:table-cell table:style-name="ce40"/>
          <table:table-cell table:style-name="ce1"/>
          <table:table-cell table:style-name="ce45"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45" office:value-type="string" calcext:value-type="string">
            <text:p>Send me pictures. Do you want cleaning? Do you just want to organize the room? </text:p>
          </table:table-cell>
          <table:table-cell table:style-name="ce61"/>
          <table:table-cell table:number-columns-repeated="16377"/>
        </table:table-row>
        <table:table-row table:style-name="ro5">
          <table:table-cell table:style-name="ce2" office:value-type="date" office:date-value="2023-02-04" calcext:value-type="date">
            <text:p>04/02/23</text:p>
          </table:table-cell>
          <table:table-cell table:style-name="ce1" office:value-type="string" calcext:value-type="string">
            <text:p>Julie Tailor</text:p>
          </table:table-cell>
          <table:table-cell table:style-name="ce40"/>
          <table:table-cell table:style-name="ce1"/>
          <table:table-cell table:style-name="ce46" office:value-type="string" calcext:value-type="string">
            <text:p>What do you charge </text:p>
          </table:table-cell>
          <table:table-cell table:style-name="ce4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61"/>
          <table:table-cell table:number-columns-repeated="16377"/>
        </table:table-row>
        <table:table-row table:style-name="ro5">
          <table:table-cell table:style-name="ce2" office:value-type="date" office:date-value="2023-02-04" calcext:value-type="date">
            <text:p>04/02/23</text:p>
          </table:table-cell>
          <table:table-cell table:style-name="ce1" office:value-type="string" calcext:value-type="string">
            <text:p>Sohir Roston</text:p>
          </table:table-cell>
          <table:table-cell table:style-name="ce40"/>
          <table:table-cell table:style-name="ce13" office:value-type="float" office:value="3307164009" calcext:value-type="float">
            <text:p>3307164009</text:p>
          </table:table-cell>
          <table:table-cell table:style-name="ce45" office:value-type="string" calcext:value-type="string">
            <text:p>I will work with you, I want deep cleaning, are you going to be working by yourself or someone with you …….IRON…<text:span text:style-name="T3"> </text:span></text:p>
          </table:table-cell>
          <table:table-cell table:style-name="ce45" office:value-type="string" calcext:value-type="string">
            <text:p>$30/hour for home maintenance. $ 40 /hour for deep cleaning. To be honest, I can't give you a price per job done, without me knowing what you need. Displacement: 20 dollars is charged from 10 minutes of displacement. ……<text:span text:style-name="T3">...80 2hours, masimo 5 hs</text:span></text:p>
          </table:table-cell>
          <table:table-cell table:style-name="ce50"/>
          <table:table-cell table:number-columns-repeated="16377"/>
        </table:table-row>
        <table:table-row table:style-name="ro6">
          <table:table-cell table:style-name="ce2" office:value-type="date" office:date-value="2023-02-07" calcext:value-type="date">
            <text:p>07/02/23</text:p>
          </table:table-cell>
          <table:table-cell table:style-name="ce1" office:value-type="string" calcext:value-type="string">
            <text:p>Valery Hurt Tamura</text:p>
          </table:table-cell>
          <table:table-cell table:style-name="ce40"/>
          <table:table-cell table:style-name="ce1"/>
          <table:table-cell/>
          <table:table-cell table:style-name="ce45" office:value-type="string" calcext:value-type="string">
            <text:p>$ 50 /hour for deep cleaning. To be honest, I can't give you a price per job done, without me knowing what you need. Displacement: 20 dollars is charged from 10 minutes of displacement. </text:p>
          </table:table-cell>
          <table:table-cell table:number-columns-repeated="16378"/>
        </table:table-row>
        <table:table-row table:style-name="ro5">
          <table:table-cell table:style-name="ce2" office:value-type="date" office:date-value="2023-02-05" calcext:value-type="date">
            <text:p>05/02/23</text:p>
          </table:table-cell>
          <table:table-cell table:style-name="ce1" office:value-type="string" calcext:value-type="string">
            <text:p>Roxane Brounce</text:p>
          </table:table-cell>
          <table:table-cell table:style-name="ce40"/>
          <table:table-cell table:style-name="ce1"/>
          <table:table-cell table:style-name="ce46" office:value-type="string" calcext:value-type="string">
            <text:p>What do you charge </text:p>
          </table:table-cell>
          <table:table-cell table:style-name="ce4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number-columns-repeated="16378"/>
        </table:table-row>
        <table:table-row table:style-name="ro5">
          <table:table-cell table:style-name="ce2" office:value-type="date" office:date-value="2023-02-12" calcext:value-type="date">
            <text:p>12/02/23</text:p>
          </table:table-cell>
          <table:table-cell table:style-name="ce1" office:value-type="string" calcext:value-type="string">
            <text:p>Jenifer Graves</text:p>
          </table:table-cell>
          <table:table-cell table:style-name="ce40"/>
          <table:table-cell table:style-name="ce1"/>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cell table:number-columns-repeated="16378"/>
        </table:table-row>
        <table:table-row table:style-name="ro7">
          <table:table-cell table:style-name="ce2" office:value-type="date" office:date-value="2023-02-16" calcext:value-type="date">
            <text:p>16/02/23</text:p>
          </table:table-cell>
          <table:table-cell table:style-name="ce1" office:value-type="string" calcext:value-type="string">
            <text:p>Johanna Lancaster</text:p>
          </table:table-cell>
          <table:table-cell table:style-name="ce40"/>
          <table:table-cell table:style-name="ce1"/>
          <table:table-cell table:style-name="ce48" office:value-type="string" calcext:value-type="string">
            <text:p>What’s your prices </text:p>
          </table:table-cell>
          <table:table-cell table:style-name="ce45" office:value-type="string" calcext:value-type="string">
            <text:p>Estimated minimum price: $200 (Maintenance cleaning) Displacement: $20 are charged Cleaning products and vacuum cleaner: are not included in the price. </text:p>
          </table:table-cell>
          <table:table-cell table:number-columns-repeated="16378"/>
        </table:table-row>
        <table:table-row table:style-name="ro4">
          <table:table-cell table:style-name="ce2" office:value-type="date" office:date-value="2023-02-23" calcext:value-type="date">
            <text:p>23/02/23</text:p>
          </table:table-cell>
          <table:table-cell table:style-name="ce1" office:value-type="string" calcext:value-type="string">
            <text:p>Brenda B</text:p>
          </table:table-cell>
          <table:table-cell table:style-name="ce40"/>
          <table:table-cell table:style-name="ce1"/>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4">I am currently dealing with my son's illness. We travel to Cincinnati a lot. When things calm down, I will contact you.</text:span></text:p>
          </table:table-cell>
          <table:table-cell table:style-name="ce45"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cell table:number-columns-repeated="16378"/>
        </table:table-row>
        <table:table-row table:style-name="ro8">
          <table:table-cell table:style-name="ce2" office:value-type="date" office:date-value="2023-02-09" calcext:value-type="date">
            <text:p>09/02/23</text:p>
          </table:table-cell>
          <table:table-cell table:style-name="ce1" office:value-type="string" calcext:value-type="string">
            <text:p>Bob Ciulei- Agente inmobiliario</text:p>
          </table:table-cell>
          <table:table-cell table:style-name="ce40"/>
          <table:table-cell table:style-name="ce1"/>
          <table:table-cell office:value-type="string" calcext:value-type="string">
            <text:p>would like to know more about your service and do you have any references-------I have a 3 bedroom house that I would liked cleaned every 2 to 3 weeks</text:p>
          </table:table-cell>
          <table:table-cell table:style-name="ce45" office:value-type="string" calcext:value-type="string">
            <text:p>My approximate fee is $200 I also have to calculate the trip. Displacement: 20 dollars is charged from 10 minutes of displacement.</text:p>
          </table:table-cell>
          <table:table-cell table:style-name="ce51"/>
          <table:table-cell table:number-columns-repeated="16377"/>
        </table:table-row>
        <table:table-row table:style-name="ro6">
          <table:table-cell table:style-name="ce2" office:value-type="date" office:date-value="2023-02-09" calcext:value-type="date">
            <text:p>09/02/23</text:p>
          </table:table-cell>
          <table:table-cell table:style-name="ce6" office:value-type="string" calcext:value-type="string">
            <text:p>Katrena Mitchell </text:p>
          </table:table-cell>
          <table:table-cell table:style-name="ce40" office:value-type="string" calcext:value-type="string">
            <text:p>1849 Coventry Ave NE, Warren</text:p>
          </table:table-cell>
          <table:table-cell table:style-name="ce6"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4">We will have to reschedule. My deepest apologies. I’m in the hospital and not sure when I will return. I will contact you soon</text:span></text:p>
          </table:table-cell>
          <table:table-cell table:style-name="ce46" office:value-type="string" calcext:value-type="string">
            <text:p>Estimated prices $ 200 To be honest, I cannot give you a price for work done, without knowing what you need. Displacement: $20 is charged from 10 minutes of displacement. </text:p>
          </table:table-cell>
          <table:table-cell table:number-columns-repeated="16378"/>
        </table:table-row>
        <table:table-row table:style-name="ro6">
          <table:table-cell table:style-name="ce2" office:value-type="date" office:date-value="2023-02-12" calcext:value-type="date">
            <text:p>12/02/23</text:p>
          </table:table-cell>
          <table:table-cell table:style-name="ce1" office:value-type="string" calcext:value-type="string">
            <text:p>Sandra Muddiman</text:p>
          </table:table-cell>
          <table:table-cell table:style-name="ce22" office:value-type="string" calcext:value-type="string">
            <text:p><text:a xlink:href="mailto:s.west6@yahoo.com" xlink:type="simple">s.west6@yahoo.com</text:a> </text:p>
          </table:table-cell>
          <table:table-cell table:style-name="ce1"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45" office:value-type="string" calcext:value-type="string">
            <text:p>My budget is $200 once a fortnight if you are near zip code 44483. Cleaning products and vacuuming are not included. </text:p>
          </table:table-cell>
          <table:table-cell table:number-columns-repeated="16378"/>
        </table:table-row>
        <table:table-row table:style-name="ro9">
          <table:table-cell table:style-name="ce2" office:value-type="date" office:date-value="2023-03-03" calcext:value-type="date">
            <text:p>03/03/23</text:p>
          </table:table-cell>
          <table:table-cell table:style-name="ce1" office:value-type="string" calcext:value-type="string">
            <text:p>Katy Wertman</text:p>
          </table:table-cell>
          <table:table-cell table:style-name="ce40"/>
          <table:table-cell table:style-name="ce1"/>
          <table:table-cell table:style-name="ce48" office:value-type="string" calcext:value-type="string">
            <text:p><text:span text:style-name="T5">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45" office:value-type="string" calcext:value-type="string">
            <text:p>I can be 5hs for 200$ plus 20$ for travel. I am an expert in deep cleaning. </text:p>
          </table:table-cell>
          <table:table-cell table:number-columns-repeated="16378"/>
        </table:table-row>
        <table:table-row table:style-name="ro10">
          <table:table-cell table:style-name="ce2" office:value-type="date" office:date-value="2023-03-10" calcext:value-type="date">
            <text:p>10/03/23</text:p>
          </table:table-cell>
          <table:table-cell table:style-name="ce1" office:value-type="string" calcext:value-type="string">
            <text:p>Susan D. Novak</text:p>
          </table:table-cell>
          <table:table-cell table:style-name="ce40" office:value-type="string" calcext:value-type="string">
            <text:p><text:s/>677 Meadowbrook Ave SE near St. Joseph Hospital</text:p>
          </table:table-cell>
          <table:table-cell table:style-name="ce1" office:value-type="float" office:value="3305405721" calcext:value-type="float">
            <text:p>3305405721</text:p>
          </table:table-cell>
          <table:table-cell table:style-name="ce52" office:value-type="string" calcext:value-type="string">
            <text:p>My mom lives in Howland and is looking for help with cleaning. Do you have a price list? I know some people want a minimum of 4 hours to accept the job<text:span text:style-name="T6">--------</text:span>. Thank you Ana for the proposal. I will ask mom when she decides she really wants to hire a cleaning person. You sound very thorough and professional!-------I would say their prices are very reasonable. What's more, my mother is 88 years old and still not sure what she wants…………………….Hi Ana. I would like to hire you to clean my house in Warren</text:p>
          </table:table-cell>
          <table:table-cell table:style-name="ce52"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ll me what you want me to clean?</text:p>
            <text:p>Do you have all the cleaning products and appliances?</text:p>
            <text:p>I'll give you an example.</text:p>
            <text:p/>
            <text:p>I'll give you an example.</text:p>
            <text:p/>
            <text:p>Living room................. vacuuming and mopping</text:p>
            <text:p> 2  bathrooms ........sanitary, mirror, vacuuming and mopping</text:p>
            <text:p>Kitchen .................... flat surfaces, vacuuming and mopping</text:p>
            <text:p> 2 bedrooms....... vacuuming and mopping</text:p>
            <text:p>Foyer and hallways  ................. vacuuming and mopping</text:p>
            <text:p/>
            <text:p>Per week</text:p>
            <text:p>$100   Cash payment</text:p>
          </table:table-cell>
          <table:table-cell table:number-columns-repeated="16378"/>
        </table:table-row>
        <table:table-row table:style-name="ro11">
          <table:table-cell table:style-name="ce2" office:value-type="date" office:date-value="2023-03-24" calcext:value-type="date">
            <text:p>24/03/23</text:p>
          </table:table-cell>
          <table:table-cell table:style-name="ce7" office:value-type="string" calcext:value-type="string">
            <text:p><text:a xlink:href="https://nextdoor.com/profile/60031671/?is=chat_conversation" xlink:type="simple">Sherry Gordon</text:a> </text:p>
          </table:table-cell>
          <table:table-cell table:style-name="ce40"/>
          <table:table-cell table:style-name="ce1"/>
          <table:table-cell table:style-name="ce48" office:value-type="string" calcext:value-type="string">
            <text:p>So what do you charge? I have two rooms I'd like to organize<text:span text:style-name="T6">……</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cell table:number-columns-repeated="16378"/>
        </table:table-row>
        <table:table-row table:style-name="ro12">
          <table:table-cell table:style-name="ce3" office:value-type="date" office:date-value="2023-04-03" calcext:value-type="date">
            <text:p>03/04/23</text:p>
          </table:table-cell>
          <table:table-cell table:style-name="ce8" office:value-type="string" calcext:value-type="string">
            <text:p>Devon Chambers</text:p>
          </table:table-cell>
          <table:table-cell table:style-name="ce23"/>
          <table:table-cell table:style-name="ce10"/>
          <table:table-cell table:style-name="ce53"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58" office:value-type="string" calcext:value-type="string">
            <text:p><text:span text:style-name="T7">I have 30 years of experience in cleaning family homes. If you want you can look at my profile. I like to publish my cleaning tips. </text:span></text:p>
            <text:p><text:span text:style-name="T7">And we can go two people to clean.</text:span></text:p>
            <text:p><text:span text:style-name="T7">Here is my proposal.</text:span></text:p>
            <text:p/>
            <text:p><text:span text:style-name="T7">I have created 3 packs of cleaning services for this spring summer</text:span></text:p>
            <text:p><text:span text:style-name="T7">Pack 1: every week --------- $150 </text:span></text:p>
            <text:p><text:span text:style-name="T7">Pack 2 once a fortnight-----$200 </text:span></text:p>
            <text:p><text:span text:style-name="T7">Pack 3 once a month------- $250</text:span></text:p>
            <text:p/>
            <text:p><text:span text:style-name="T7">1 Bathrooms refresh</text:span></text:p>
            <text:p><text:span text:style-name="T7">  vacuuming and mopping</text:span></text:p>
            <text:p><text:span text:style-name="T7">  dusting </text:span></text:p>
            <text:p><text:span text:style-name="T7">  kitchen refresh</text:span></text:p>
            <text:p><text:span text:style-name="T7">2 Bathrooms refresh</text:span></text:p>
            <text:p><text:span text:style-name="T7">  vacuuming and mopping common areas</text:span></text:p>
            <text:p><text:span text:style-name="T7">  kitchen refresh</text:span></text:p>
            <text:p><text:span text:style-name="T7">  dusting</text:span></text:p>
            <text:p><text:span text:style-name="T7">3 Bathrooms refresh</text:span></text:p>
            <text:p><text:span text:style-name="T7">  vacuuming and mopping common areas</text:span></text:p>
            <text:p><text:span text:style-name="T7">  kitchen refresh</text:span></text:p>
            <text:p><text:span text:style-name="T7">Displacement $20</text:span></text:p>
            <text:p><text:span text:style-name="T7">For family houses with 2 bathrooms and 2 toilets, 3 bedrooms, living room, dining room and kitchen.</text:span></text:p>
            <text:p><text:span text:style-name="T7">If the house is bigger, I suggest to hire more packs.</text:span></text:p>
            <text:p><text:span text:style-name="T7">I also have PLUS prices like refrigerator c</text:span>leaning for example.</text:p>
          </table:table-cell>
          <table:table-cell table:number-columns-repeated="16378"/>
        </table:table-row>
        <table:table-row table:style-name="ro13">
          <table:table-cell table:style-name="ce4"/>
          <table:table-cell table:style-name="ce4" office:value-type="string" calcext:value-type="string">
            <text:p>Jo Anna Dummel- Tiene un anticuario</text:p>
          </table:table-cell>
          <table:table-cell table:style-name="ce24"/>
          <table:table-cell table:style-name="ce4"/>
          <table:table-cell table:style-name="ce54" office:value-type="string" calcext:value-type="string">
            <text:p>Can u send me pics of your organizing. How much do u charge?</text:p>
          </table:table-cell>
          <table:table-cell table:style-name="ce59"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cell table:number-columns-repeated="16378"/>
        </table:table-row>
        <table:table-row table:style-name="ro4">
          <table:table-cell table:style-name="ce2" office:value-type="date" office:date-value="2023-03-24" calcext:value-type="date">
            <text:p>24/03/23</text:p>
          </table:table-cell>
          <table:table-cell table:style-name="ce1" office:value-type="string" calcext:value-type="string">
            <text:p>Greg sed</text:p>
          </table:table-cell>
          <table:table-cell table:style-name="ce40"/>
          <table:table-cell table:style-name="ce1"/>
          <table:table-cell table:style-name="ce48" office:value-type="string" calcext:value-type="string">
            <text:p>What all kind of services do you offer.<text:span text:style-name="T6">----</text:span>-I.might be interested in home cleaning you offer. What all do u offer during that time</text:p>
          </table:table-cell>
          <table:table-cell table:style-name="ce60" office:value-type="string" calcext:value-type="string">
            <text:p> 1.Residential home cleaning</text:p>
            <text:p> 2. Home organization<text:span text:style-name="T8">----</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cell table:number-columns-repeated="16378"/>
        </table:table-row>
        <table:table-row table:style-name="ro14">
          <table:table-cell table:style-name="ce2" office:value-type="date" office:date-value="2023-04-23" calcext:value-type="date">
            <text:p>23/04/23</text:p>
          </table:table-cell>
          <table:table-cell table:style-name="ce9" office:value-type="string" calcext:value-type="string">
            <text:p>JoAnn McKendrick</text:p>
          </table:table-cell>
          <table:table-cell table:style-name="ce25" office:value-type="string" calcext:value-type="string">
            <text:p>I live in southington,ohio </text:p>
          </table:table-cell>
          <table:table-cell table:style-name="ce1"/>
          <table:table-cell office:value-type="string" calcext:value-type="string">
            <text:p>Would like you to give me an estimate to clean for me</text:p>
          </table:table-cell>
          <table:table-cell office:value-type="string" calcext:value-type="string">
            <text:p><text:span text:style-name="T9">Cleaning and organization services for the home</text:span></text:p>
            <text:p><text:span text:style-name="T9">30 years of experience </text:span></text:p>
            <text:p/>
            <text:p><text:span text:style-name="T9">These questions will allow me to have a clear idea of what you need and I can offer you a quick quote and personalized and efficient service.</text:span></text:p>
            <text:p/>
            <text:p><text:span text:style-name="T9">1.  What service are you looking for?  (Deep cleaning, maintenance cleaning, move-out cleaning, etc.)</text:span></text:p>
            <text:p><text:span text:style-name="T9">2. How many square feet is the leaving area in your house? How many rooms and how many bathrooms?</text:span></text:p>
            <text:p><text:span text:style-name="T9">3. Do you need laundry done, and would you like the bedding to be change with every service?</text:span></text:p>
            <text:p><text:span text:style-name="T9">4. Do you have any special requests?</text:span></text:p>
            <text:p><text:span text:style-name="T9">5. How often would you like the service? </text:span></text:p>
            <text:p><text:span text:style-name="T10">Daily, bi-weekly, monthy, seasonal, or a deep cleaning every 6 months?</text:span></text:p>
            <text:p><text:span text:style-name="T10">6. Do you “have’ any pets?</text:span></text:p>
            <text:p><text:span text:style-name="T10">7.  Do you need any additional Cleaning and o</text:span><text:span text:style-name="T11">rganization services for the home</text:span></text:p>
            <text:p><text:span text:style-name="T9">30 years of experience </text:span></text:p>
            <text:p/>
            <text:p><text:span text:style-name="T9">These questions will allow me to have a clear idea of what you need and I can offer you a quick quote and personalized and efficient service.</text:span></text:p>
            <text:p/>
            <text:p><text:span text:style-name="T9">1.  What service are you looking for?  (Deep cleaning, maintenance cleaning, move-out cleaning, etc.)</text:span></text:p>
            <text:p><text:span text:style-name="T9">2. How many square feet is the leaving area in your house? How many rooms and how many bathrooms?</text:span></text:p>
            <text:p><text:span text:style-name="T9">3. D</text:span><text:span text:style-name="T12">o you need laundry done, and would you like the bedding to be change with every service?</text:span></text:p>
            <text:p><text:span text:style-name="T13">4. Do you have any special requests?</text:span></text:p>
            <text:p><text:span text:style-name="T13">5. How often would you like the service? </text:span></text:p>
            <text:p><text:span text:style-name="T13">Daily, bi-weekly, monthy, seasonal, or a deep cleaning every 6 months?</text:span></text:p>
            <text:p><text:span text:style-name="T13">6. Do you “have’ any pets?</text:span></text:p>
            <text:p><text:span text:style-name="T13">7.  Do you need any additional services not included in the routine cleaning? Inside appliances, inside cabinets, drawers, or any special requests?</text:span></text:p>
            <text:p><text:span text:style-name="T13">My quick estimate is a minimum of $150 per week. maintenance cleaning</text:span></text:p>
            <text:p/>
          </table:table-cell>
          <table:table-cell table:style-name="ce61"/>
          <table:table-cell table:number-columns-repeated="16377"/>
        </table:table-row>
        <table:table-row table:style-name="ro15">
          <table:table-cell table:style-name="ce1" office:value-type="string" calcext:value-type="string">
            <text:p>Victoria Demagall</text:p>
          </table:table-cell>
          <table:table-cell table:style-name="ce1" office:value-type="string" calcext:value-type="string">
            <text:p>04/29/23</text:p>
          </table:table-cell>
          <table:table-cell table:style-name="ce26" office:value-type="string" calcext:value-type="string">
            <text:p>Vienna, Avalon Creek</text:p>
          </table:table-cell>
          <table:table-cell table:style-name="ce1"/>
          <table:table-cell table:style-name="ce55"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55"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cell table:number-columns-repeated="16378"/>
        </table:table-row>
        <table:table-row table:style-name="ro10">
          <table:table-cell table:style-name="ce1" office:value-type="string" calcext:value-type="string">
            <text:p>Barbara Gill</text:p>
          </table:table-cell>
          <table:table-cell table:style-name="ce1" office:value-type="string" calcext:value-type="string">
            <text:p><text:span text:style-name="T2">06/05/</text:span>23</text:p>
          </table:table-cell>
          <table:table-cell table:style-name="ce40"/>
          <table:table-cell table:style-name="ce1"/>
          <table:table-cell table:style-name="ce56" office:value-type="string" calcext:value-type="string">
            <text:p>It’s a fairly small house, and I only have the public rooms cleaned…kitchen, living/dining rooms, family room, one small bathroom and an entry way off the garage. I was only paying $50 for 2 hours of cleaning twice a month. ……….1. Last time cleaned was 2 weeks ago. Family room floor vacuumed this past week.</text:p>
            <text:p>    The house is about 44 yrs old now. </text:p>
            <text:p>2. Yes I can supply above items except for rubber gloves.</text:p>
            <text:p>3. Garage floor i cement, wood porch and steps…………………  I’m trying to figure if I could make it work. I never have much money on hand but instead use a checking account. Not sure if once a month will be good for me even though it’s the same amount of hours. I’ll keep you posted ok?</text:p>
          </table:table-cell>
          <table:table-cell table:style-name="ce52" office:value-type="string" calcext:value-type="string">
            <text:p>Let me ask</text:p>
            <text:p>1. When was the last time you have cleaned these areas and how old the house is?</text:p>
            <text:p>2. Cleaning supplies, microfiber cloths, paper towels, rubber gloves, vacuum and scrubber are not included in the price.</text:p>
            <text:p>Can you provide them?                                 3. What material is the garage entrance floor made of?---------- -My plan is as follows</text:p>
            <text:p/>
            <text:p>Refresh environments</text:p>
            <text:p>Vacuum and mop public rooms.... living room/dining room, family room</text:p>
            <text:p>Kitchen..................................................... vacuum and mop floor.</text:p>
            <text:p>1 bathroom............................................ sinks, mirrors, shower/bathtub, toilet and wastebasket,vacuum and mop floor. </text:p>
            <text:p>Entrance outside the garage................. sweep.</text:p>
            <text:p/>
            <text:p> Once every 4 weeks $100 cash</text:p>
            <text:p>I don't usually do this service for this budget. </text:p>
            <text:p>As you live in Champion Outskirts 9 minutes from my house there is no commuting charge.</text:p>
            <text:p>My experience is over 30 years in family homes. </text:p>
            <text:p/>
            <text:p>I can do the service this week at 8:00 am. </text:p>
            <text:p>I remember you that I speak very little English, but I have a translator on my cell phone.</text:p>
          </table:table-cell>
          <table:table-cell table:style-name="ce65"/>
          <table:table-cell table:number-columns-repeated="16377"/>
        </table:table-row>
        <table:table-row table:style-name="ro16">
          <table:table-cell table:style-name="ce1" office:value-type="string" calcext:value-type="string">
            <text:p>Sherry Gordon </text:p>
          </table:table-cell>
          <table:table-cell table:style-name="ce1" office:value-type="string" calcext:value-type="string">
            <text:p>05/21/23</text:p>
          </table:table-cell>
          <table:table-cell table:style-name="ce40" office:value-type="string" calcext:value-type="string">
            <text:p><text:span text:style-name="T1">address of the  Salon.. 162 High St NE, Warren</text:span>162 High St NE, Warren </text:p>
          </table:table-cell>
          <table:table-cell table:style-name="ce1" office:value-type="float" office:value="3308567877" calcext:value-type="float">
            <text:p>3308567877</text:p>
          </table:table-cell>
          <table:table-cell office:value-type="string" calcext:value-type="string">
            <text:p>Hi Anna, I have a salon in downtown. Warren and I need to have it cleaned mainly dusting and stuff like that. Is there a possibility of getting it done this week?…. Limpiar el baño y aspirar y fregar . 2 horas. <text:s/>Con los productos de limpieza y aparatos</text:p>
          </table:table-cell>
          <table:table-cell office:value-type="string" calcext:value-type="string">
            <text:p>Hi, yes I can do it this week. Send me pictures. Do you have cleaning products? Do you have a vacuum and scrubber? ------El Domingo fui a ver el salon. </text:p>
            <text:p>Es para una limpieza a fondo entre 10 y 12 hs </text:p>
            <text:p> limpieza de mantenimiento 30 por hora</text:p>
            <text:p>Precio por limpieza a fondo 40 por hora</text:p>
            <text:p>En la limpieza a fondo, es necesario tener cajas para  poner todas las cosas y hacer un buen trabajo que te satisfaga y a tus clientes.</text:p>
          </table:table-cell>
          <table:table-cell table:style-name="ce50"/>
          <table:table-cell table:number-columns-repeated="16377"/>
        </table:table-row>
        <table:table-row table:style-name="ro15">
          <table:table-cell table:style-name="ce1" office:value-type="string" calcext:value-type="string">
            <text:p>Greta Baker</text:p>
          </table:table-cell>
          <table:table-cell table:style-name="ce1" office:value-type="string" calcext:value-type="string">
            <text:p>05/21/23</text:p>
          </table:table-cell>
          <table:table-cell table:style-name="ce40" office:value-type="string" calcext:value-type="string">
            <text:p><text:s/></text:p>
          </table:table-cell>
          <table:table-cell table:style-name="ce1"/>
          <table:table-cell office:value-type="string" calcext:value-type="string">
            <text:p>I understand you do ironing; do you charge by the piece? Time? Am unable to iron more than one or two items at a time and have fallen very very behind… please advise </text:p>
          </table:table-cell>
          <table:table-cell office:value-type="string" calcext:value-type="string">
            <text:p>Hi. I have been ironing for about 28 years. </text:p>
            <text:p> When you have 40 pieces, $120 dollars. </text:p>
            <text:p>Includes ironing, gas and electricity </text:p>
            <text:p>I will need all the hangers  </text:p>
            <text:p>O</text:p>
            <text:p>You can bring the pieces to my house and then pick them up. Then it would be $100</text:p>
            <text:p/>
            <text:p>Another option is to come to your house every week for two hours $100</text:p>
            <text:p>I will need distilled water………….We are non-smokers. First time 40 pieces. Then we can go down to 30 minimum. We will see each week.</text:p>
            <text:p>I have an empty closet to take care of your clothes.</text:p>
            <text:p>Send me text message 330 766 9009 And I will write you. I don't speak English well. Payment in cash  </text:p>
            <text:p>Ana</text:p>
          </table:table-cell>
          <table:table-cell table:style-name="ce50"/>
          <table:table-cell table:number-columns-repeated="16377"/>
        </table:table-row>
        <table:table-row table:style-name="ro17">
          <table:table-cell table:style-name="ce1" office:value-type="string" calcext:value-type="string">
            <text:p/>
            <text:p><text:span text:style-name="T1"> 06/01/2023</text:span> </text:p>
          </table:table-cell>
          <table:table-cell table:style-name="ce2" office:value-type="string" calcext:value-type="string">
            <text:p>Ceciliarose Brumfield</text:p>
          </table:table-cell>
          <table:table-cell table:style-name="ce40" office:value-type="string" calcext:value-type="string">
            <text:p><text:a xlink:href="mailto:pugnose5@gmail.com" xlink:type="simple">pugnose5@gmail.com</text:a></text:p>
          </table:table-cell>
          <table:table-cell table:style-name="ce1"/>
          <table:table-cell office:value-type="string" calcext:value-type="string">
            <text:p>1.  What service are you looking for?  maintenance cleaning</text:p>
            <text:p/>
            <text:p>2. How many square feet is the leaving area in your house?          I’m not sure</text:p>
            <text:p>How many rooms and how many bathrooms? 6 rooms 1 bathroom</text:p>
            <text:p/>
            <text:p>3. Do you need laundry done, and would you like the bedding to be change with every service?</text:p>
            <text:p>No</text:p>
            <text:p/>
            <text:p>4. Do you have any special requests?</text:p>
            <text:p>Yes! I’m in need of a maintenance cleaning in the basement. The place I moved into has been vacant for a while and cobwebs and possibly spiders have formed. I’m in need of hooking up my washer and dryer but I have severe arachnophobia. I can’t even go downstairs without getting uncomfortable.</text:p>
            <text:p/>
            <text:p>5. How often would you like the service? Once. I just need an initial clean out and I’ll keep up on spraying and cleaning.</text:p>
            <text:p/>
            <text:p>6. Do you “have’ any pets?</text:p>
            <text:p>No</text:p>
            <text:p/>
            <text:p>7.  Do you need any additional services not included in the routine cleaning? Inside appliances, inside cabinets, drawers, or any special requests?</text:p>
            <text:p>Nothing routine just general cleaning webs inside windows. ----------I only need removal of cobwebs in basement. Sweeping and mopping. I don’t need the 6 rooms cleaned. Only the basement. </text:p>
          </table:table-cell>
          <table:table-cell office:value-type="string" calcext:value-type="string">
            <text:p>General cleaning</text:p>
            <text:p>A bathroom ............. cleaning of sanitarys, ware vacuuming and mopping</text:p>
            <text:p>Vacuuming and mopping 6 rooms</text:p>
            <text:p>Remove cobwebs inside windows</text:p>
            <text:p>Basement ............... remove cobwebs sweeping and mopping</text:p>
            <text:p/>
            <text:p>Price $200</text:p>
            <text:p>Without cleaning products and cleaning equipment</text:p>
            <text:p>$245</text:p>
            <text:p>With cleaning products and cleaning equipment  </text:p>
            <text:p>Let me know what day and time you prefer. <text:span text:style-name="T6">…………</text:span>.Removal of cobwebs in basement. Sweeping and mopping............ $60</text:p>
            <text:p>Cleaning products and vacuum cleaner........................................ $30</text:p>
            <text:p>Payment in cash.</text:p>
            <text:p/>
            <text:p/>
            <text:p>You can put the products yourself.</text:p>
            <text:p>I will need a vacuum cleaner, broom, mop and mop bucket.</text:p>
            <text:p>Cloths and soap.</text:p>
            <text:p>We will wrap old rags in the broom to remove spider webs.</text:p>
          </table:table-cell>
          <table:table-cell table:style-name="ce50"/>
          <table:table-cell table:number-columns-repeated="16377"/>
        </table:table-row>
        <table:table-row table:style-name="ro7">
          <table:table-cell table:style-name="ce2" office:value-type="string" calcext:value-type="string">
            <text:p><text:span text:style-name="T1">Sheila Lesnoski </text:span> </text:p>
          </table:table-cell>
          <table:table-cell table:style-name="ce2" office:value-type="date" office:date-value="2023-04-06" calcext:value-type="date">
            <text:p>06/04/23</text:p>
          </table:table-cell>
          <table:table-cell table:style-name="ce40"/>
          <table:table-cell table:style-name="ce1"/>
          <table:table-cell table:style-name="ce57" office:value-type="string" calcext:value-type="string">
            <text:p>I need my basement cleaned of spiders and granddaddy long legs, how much do you charge. </text:p>
          </table:table-cell>
          <table:table-cell office:value-type="string" calcext:value-type="string">
            <text:p>Email me</text:p>
            <text:p>Send me  pictures of the basement and the measurements of the basement.</text:p>
          </table:table-cell>
          <table:table-cell table:style-name="ce66" table:number-columns-repeated="16378"/>
        </table:table-row>
        <table:table-row table:style-name="ro18">
          <table:table-cell table:style-name="ce1" office:value-type="string" calcext:value-type="string">
            <text:p>Diane Davis Malinky</text:p>
          </table:table-cell>
          <table:table-cell table:style-name="ce1" office:value-type="string" calcext:value-type="string">
            <text:p>06/13/2023</text:p>
          </table:table-cell>
          <table:table-cell table:style-name="ce1" office:value-type="string" calcext:value-type="string">
            <text:p>Austintown West 7000</text:p>
          </table:table-cell>
          <table:table-cell table:style-name="ce1" office:value-type="string" calcext:value-type="string">
            <text:p>(330)519-1439</text:p>
          </table:table-cell>
          <table:table-cell office:value-type="string" calcext:value-type="string">
            <text:p>Ana, Looking for Someone to Clean my Home. I’ve been following You for Some time &amp; would Love to Meet You!</text:p>
            <text:p>My name is Diane </text:p>
          </table:table-cell>
          <table:table-cell office:value-type="string" calcext:value-type="string">
            <text:p>My English is not very fluent at the moment, so I can communicate better in writing than on the phone, but you can talk to my husband on the phone if you want.</text:p>
            <text:p>My phone number is : 330 766 9009 </text:p>
            <text:p>Please don't hesitate to call me at any time.</text:p>
            <text:p/>
            <text:p>I could come clean your house this Friday at 9.</text:p>
            <text:p>My price is $150 for a service that includes up to</text:p>
            <text:p>- 2 bathrooms</text:p>
            <text:p>- 6 rooms</text:p>
            <text:p>- 1 kitchen</text:p>
            <text:p>- 1 dining room</text:p>
            <text:p>- vacuum and mop</text:p>
            <text:p/>
            <text:p/>
            <text:p>I am committed to my work and you can count on a cleaning done with love as if it were my own home</text:p>
            <text:p>Thank you for thinking of me for cleaning your home.</text:p>
            <text:p/>
          </table:table-cell>
          <table:table-cell table:style-name="ce81"/>
          <table:table-cell table:number-columns-repeated="16377"/>
        </table:table-row>
        <table:table-row table:style-name="ro19">
          <table:table-cell table:style-name="ce1" office:value-type="string" calcext:value-type="string">
            <text:p>Anthony Natale</text:p>
          </table:table-cell>
          <table:table-cell table:style-name="ce2" office:value-type="date" office:date-value="2023-11-07" calcext:value-type="date">
            <text:p>07/11/23</text:p>
          </table:table-cell>
          <table:table-cell table:style-name="ce40" office:value-type="string" calcext:value-type="string">
            <text:p><text:s/>Mid-Genesee</text:p>
          </table:table-cell>
          <table:table-cell table:style-name="ce1"/>
          <table:table-cell table:style-name="ce69" office:value-type="string" calcext:value-type="string">
            <text:p>I would like to talk more about your house cleaning services. Can you post the questions to the private message so I can go through and answer them? Also do you have any references or current customers that I could talk to? </text:p>
          </table:table-cell>
          <table:table-cell table:style-name="ce73" office:value-type="string" calcext:value-type="string">
            <text:p>I would be happy to provide you with relevant references. I think it is important to first consent with them. I have been working in Europe since 1989, up until 2020, and I am Italian. I speak Spanish and Italian fluently, although my English skills are not very strong…    These questions will allow me to have a clear idea of what you need and I will be able to offer you a quick quote and a personalized and efficient service. </text:p>
            <text:p/>
            <text:p>1. What service are you looking for (deep cleaning, maintenance cleaning, move out cleaning, etc.)?</text:p>
            <text:p>2. How many square meters are you leaving in your home?</text:p>
            <text:p>3. How many bedrooms and how many bathrooms?</text:p>
            <text:p>4. Do you have any special requests?</text:p>
            <text:p>5. How often would you like the service? </text:p>
            <text:p>Weekly, bi-weekly, monthly, seasonal or a thorough cleaning every 6 months?</text:p>
            <text:p>6. Do you have pets?</text:p>
            <text:p>7. Do you need any additional services not included in the routine cleaning? Inside appliances, inside closets, drawers, or any special requests?</text:p>
            <text:p>8.  Do you provide cleaning products and cleaning supplies?</text:p>
            <text:p/>
          </table:table-cell>
          <table:table-cell table:number-columns-repeated="16378"/>
        </table:table-row>
        <table:table-row table:style-name="ro7">
          <table:table-cell table:style-name="ce1" office:value-type="string" calcext:value-type="string">
            <text:p/>
            <text:p>Linda Foos</text:p>
          </table:table-cell>
          <table:table-cell table:style-name="ce2" office:value-type="date" office:date-value="2023-11-07" calcext:value-type="date">
            <text:p>07/11/23</text:p>
          </table:table-cell>
          <table:table-cell table:style-name="ce40" office:value-type="string" calcext:value-type="string">
            <text:p>Cortland</text:p>
          </table:table-cell>
          <table:table-cell table:style-name="ce1" office:value-type="string" calcext:value-type="string">
            <text:p>330-638-0003</text:p>
          </table:table-cell>
          <table:table-cell office:value-type="string" calcext:value-type="string">
            <text:p><text:s text:c="2"/>I am very interested in meeting about help organizing, deep cleaning and maintenance cleaning my home. <text:s/>It has been neglected since Feb. <text:s/>I live in Cortland. Would you come out to Cortland? </text:p>
          </table:table-cell>
          <table:table-cell table:number-columns-repeated="16379"/>
        </table:table-row>
        <table:table-row table:style-name="ro7">
          <table:table-cell table:style-name="ce1" office:value-type="string" calcext:value-type="string">
            <text:p>Dalia</text:p>
          </table:table-cell>
          <table:table-cell table:style-name="ce2" office:value-type="string" calcext:value-type="string">
            <text:p>09/21/2023</text:p>
          </table:table-cell>
          <table:table-cell table:style-name="ce40" office:value-type="string" calcext:value-type="string">
            <text:p>44 Timber Run Ct, Canfield, OH 44406</text:p>
          </table:table-cell>
          <table:table-cell table:style-name="ce1"/>
          <table:table-cell office:value-type="string" calcext:value-type="string">
            <text:p>friend´s Sohire</text:p>
          </table:table-cell>
          <table:table-cell office:value-type="string" calcext:value-type="string">
            <text:p>mantenimiento de hogar. Mas 20 dolares de gas</text:p>
          </table:table-cell>
          <table:table-cell table:number-columns-repeated="16378"/>
        </table:table-row>
        <table:table-row table:style-name="ro1" table:number-rows-repeated="3">
          <table:table-cell table:style-name="ce1" table:number-columns-repeated="2"/>
          <table:table-cell table:style-name="ce40"/>
          <table:table-cell table:style-name="ce1"/>
          <table:table-cell table:number-columns-repeated="16380"/>
        </table:table-row>
        <table:table-row table:style-name="ro1" table:number-rows-repeated="104853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4:07:26.413000000</meta:creation-date>
    <dc:date>2023-09-21T17:08:21.470000000</dc:date>
    <meta:editing-duration>PT1H25M39S</meta:editing-duration>
    <meta:editing-cycles>20</meta:editing-cycles>
    <meta:generator>LibreOffice/7.4.6.2$Windows_x86 LibreOffice_project/5b1f5509c2decdade7fda905e3e1429a67acd63d</meta:generator>
    <meta:document-statistic meta:table-count="1" meta:cell-count="151" meta:object-count="0"/>
  </office:meta>
</office:document-meta>
</file>